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FilterTest_short_field.process( Object source , String name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FilterTest_short_field.test_namefil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ameFilterTest_short_field.test_namefilter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